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277c2" officeooo:paragraph-rsid="001277c2"/>
    </style:style>
    <style:style style:name="P2" style:family="paragraph" style:parent-style-name="Standard">
      <style:text-properties officeooo:rsid="0014337c" officeooo:paragraph-rsid="0014337c"/>
    </style:style>
    <style:style style:name="P3" style:family="paragraph" style:parent-style-name="Standard">
      <style:text-properties officeooo:rsid="0016188a" officeooo:paragraph-rsid="0016188a"/>
    </style:style>
    <style:style style:name="P4" style:family="paragraph" style:parent-style-name="Standard">
      <style:text-properties officeooo:rsid="001b11e2" officeooo:paragraph-rsid="001b11e2"/>
    </style:style>
    <style:style style:name="P5" style:family="paragraph" style:parent-style-name="Standard">
      <style:text-properties officeooo:rsid="001d02f0" officeooo:paragraph-rsid="001d02f0"/>
    </style:style>
    <style:style style:name="P6" style:family="paragraph" style:parent-style-name="Standard">
      <style:text-properties officeooo:rsid="0020b2bd" officeooo:paragraph-rsid="0020b2bd"/>
    </style:style>
    <style:style style:name="P7" style:family="paragraph" style:parent-style-name="Standard">
      <style:text-properties officeooo:rsid="00183e50" officeooo:paragraph-rsid="00183e50"/>
    </style:style>
    <style:style style:name="P8" style:family="paragraph" style:parent-style-name="Standard">
      <style:text-properties officeooo:rsid="00247b55" officeooo:paragraph-rsid="00247b55"/>
    </style:style>
    <style:style style:name="P9" style:family="paragraph" style:parent-style-name="Standard">
      <style:text-properties officeooo:rsid="00275d88" officeooo:paragraph-rsid="00275d88"/>
    </style:style>
    <style:style style:name="P10" style:family="paragraph" style:parent-style-name="Standard">
      <style:text-properties officeooo:paragraph-rsid="002b1eca"/>
    </style:style>
    <style:style style:name="P11" style:family="paragraph" style:parent-style-name="Standard">
      <style:text-properties officeooo:rsid="0020fce9" officeooo:paragraph-rsid="0020fce9"/>
    </style:style>
    <style:style style:name="P12" style:family="paragraph" style:parent-style-name="Standard">
      <style:text-properties officeooo:rsid="002d5375" officeooo:paragraph-rsid="002d5375"/>
    </style:style>
    <style:style style:name="P13" style:family="paragraph" style:parent-style-name="Standard" style:list-style-name="L1">
      <style:text-properties officeooo:rsid="00247b55" officeooo:paragraph-rsid="00247b55"/>
    </style:style>
    <style:style style:name="P14" style:family="paragraph" style:parent-style-name="Standard" style:list-style-name="L5">
      <style:text-properties officeooo:rsid="00247b55" officeooo:paragraph-rsid="00247b55"/>
    </style:style>
    <style:style style:name="P15" style:family="paragraph" style:parent-style-name="Standard" style:list-style-name="L8">
      <style:text-properties officeooo:rsid="00247b55" officeooo:paragraph-rsid="00247b55"/>
    </style:style>
    <style:style style:name="P16" style:family="paragraph" style:parent-style-name="Standard" style:list-style-name="L1">
      <style:text-properties officeooo:rsid="00305ad1" officeooo:paragraph-rsid="00305ad1"/>
    </style:style>
    <style:style style:name="P17" style:family="paragraph" style:parent-style-name="Standard" style:list-style-name="L2">
      <style:text-properties officeooo:rsid="00305ad1" officeooo:paragraph-rsid="00305ad1"/>
    </style:style>
    <style:style style:name="P18" style:family="paragraph" style:parent-style-name="Standard" style:list-style-name="L1">
      <style:text-properties officeooo:rsid="003a02f7" officeooo:paragraph-rsid="003a02f7"/>
    </style:style>
    <style:style style:name="P19" style:family="paragraph" style:parent-style-name="Standard" style:list-style-name="L1">
      <style:text-properties officeooo:rsid="003aa895" officeooo:paragraph-rsid="003aa895"/>
    </style:style>
    <style:style style:name="P20" style:family="paragraph" style:parent-style-name="Standard" style:list-style-name="L1">
      <style:text-properties officeooo:rsid="003acf3a" officeooo:paragraph-rsid="003acf3a"/>
    </style:style>
    <style:style style:name="P21" style:family="paragraph" style:parent-style-name="Standard" style:list-style-name="L1">
      <style:text-properties officeooo:rsid="003f1436" officeooo:paragraph-rsid="003f1436"/>
    </style:style>
    <style:style style:name="P22" style:family="paragraph" style:parent-style-name="Standard" style:list-style-name="L10">
      <style:text-properties officeooo:rsid="002d5375" officeooo:paragraph-rsid="002d5375"/>
    </style:style>
    <style:style style:name="P23" style:family="paragraph" style:parent-style-name="Standard" style:list-style-name="L11">
      <style:text-properties officeooo:rsid="002d5375" officeooo:paragraph-rsid="002d5375"/>
    </style:style>
    <style:style style:name="P24" style:family="paragraph" style:parent-style-name="Standard" style:list-style-name="L12">
      <style:text-properties officeooo:rsid="002d5375" officeooo:paragraph-rsid="002d5375"/>
    </style:style>
    <style:style style:name="P25" style:family="paragraph" style:parent-style-name="Standard" style:list-style-name="L2">
      <style:text-properties officeooo:rsid="003091d0" officeooo:paragraph-rsid="003091d0"/>
    </style:style>
    <style:style style:name="P26" style:family="paragraph" style:parent-style-name="Standard" style:list-style-name="L10">
      <style:text-properties officeooo:rsid="003091d0" officeooo:paragraph-rsid="003091d0"/>
    </style:style>
    <style:style style:name="P27" style:family="paragraph" style:parent-style-name="Standard" style:list-style-name="L3">
      <style:text-properties officeooo:rsid="0020b2bd" officeooo:paragraph-rsid="0020b2bd"/>
    </style:style>
    <style:style style:name="P28" style:family="paragraph" style:parent-style-name="Standard" style:list-style-name="L3">
      <style:text-properties officeooo:rsid="003cf150" officeooo:paragraph-rsid="003cf150"/>
    </style:style>
    <style:style style:name="P29" style:family="paragraph" style:parent-style-name="Standard" style:list-style-name="L4">
      <style:text-properties officeooo:rsid="0020fce9" officeooo:paragraph-rsid="002b1eca"/>
    </style:style>
    <style:style style:name="P30" style:family="paragraph" style:parent-style-name="Standard" style:list-style-name="L5">
      <style:text-properties officeooo:rsid="00366730" officeooo:paragraph-rsid="00366730"/>
    </style:style>
    <style:style style:name="P31" style:family="paragraph" style:parent-style-name="Standard" style:list-style-name="L5">
      <style:text-properties officeooo:rsid="003c1f28" officeooo:paragraph-rsid="003c1f28"/>
    </style:style>
    <style:style style:name="P32" style:family="paragraph" style:parent-style-name="Standard" style:list-style-name="L6">
      <style:text-properties officeooo:rsid="002d0ed6" officeooo:paragraph-rsid="002d0ed6"/>
    </style:style>
    <style:style style:name="P33" style:family="paragraph" style:parent-style-name="Standard" style:list-style-name="L6">
      <style:text-properties officeooo:rsid="003482c1" officeooo:paragraph-rsid="003482c1"/>
    </style:style>
    <style:style style:name="P34" style:family="paragraph" style:parent-style-name="Standard" style:list-style-name="L6">
      <style:text-properties officeooo:rsid="0043f535" officeooo:paragraph-rsid="0043f535"/>
    </style:style>
    <style:style style:name="P35" style:family="paragraph" style:parent-style-name="Standard" style:list-style-name="L7">
      <style:text-properties officeooo:rsid="0012e446" officeooo:paragraph-rsid="0012e446"/>
    </style:style>
    <style:style style:name="P36" style:family="paragraph" style:parent-style-name="Standard" style:list-style-name="L7">
      <style:text-properties officeooo:rsid="00179d4d" officeooo:paragraph-rsid="00179d4d"/>
    </style:style>
    <style:style style:name="P37" style:family="paragraph" style:parent-style-name="Standard" style:list-style-name="L7">
      <style:text-properties officeooo:rsid="00183e50" officeooo:paragraph-rsid="00183e50"/>
    </style:style>
    <style:style style:name="P38" style:family="paragraph" style:parent-style-name="Standard" style:list-style-name="L9">
      <style:text-properties officeooo:rsid="0016188a" officeooo:paragraph-rsid="0016188a"/>
    </style:style>
    <style:style style:name="P39" style:family="paragraph" style:parent-style-name="Standard" style:list-style-name="L9">
      <style:text-properties officeooo:rsid="00275d88" officeooo:paragraph-rsid="00275d88"/>
    </style:style>
    <style:style style:name="P40" style:family="paragraph" style:parent-style-name="Standard" style:list-style-name="L9">
      <style:text-properties officeooo:rsid="003826e9" officeooo:paragraph-rsid="003826e9"/>
    </style:style>
    <style:style style:name="P41" style:family="paragraph" style:parent-style-name="Standard" style:list-style-name="L10">
      <style:text-properties officeooo:rsid="002ad09e" officeooo:paragraph-rsid="002ad09e"/>
    </style:style>
    <style:style style:name="P42" style:family="paragraph" style:parent-style-name="Standard" style:list-style-name="L10">
      <style:text-properties officeooo:rsid="0031f785" officeooo:paragraph-rsid="0031f785"/>
    </style:style>
    <style:style style:name="P43" style:family="paragraph" style:parent-style-name="Standard" style:list-style-name="L11">
      <style:text-properties officeooo:rsid="001b11e2" officeooo:paragraph-rsid="001b11e2"/>
    </style:style>
    <style:style style:name="P44" style:family="paragraph" style:parent-style-name="Standard" style:list-style-name="L11">
      <style:text-properties officeooo:rsid="001d02f0" officeooo:paragraph-rsid="001d02f0"/>
    </style:style>
    <style:style style:name="P45" style:family="paragraph" style:parent-style-name="Standard" style:list-style-name="L11">
      <style:text-properties officeooo:rsid="002f46ca" officeooo:paragraph-rsid="002f46ca"/>
    </style:style>
    <style:style style:name="P46" style:family="paragraph" style:parent-style-name="Standard" style:list-style-name="L12">
      <style:text-properties officeooo:rsid="00337216" officeooo:paragraph-rsid="00337216"/>
    </style:style>
    <style:style style:name="P47" style:family="paragraph" style:parent-style-name="Standard" style:list-style-name="L2">
      <style:text-properties officeooo:rsid="00452fe2" officeooo:paragraph-rsid="00452fe2"/>
    </style:style>
    <style:style style:name="P48" style:family="paragraph" style:parent-style-name="Standard" style:list-style-name="L8">
      <style:paragraph-properties style:writing-mode="lr-tb"/>
      <style:text-properties officeooo:rsid="0024c186" officeooo:paragraph-rsid="0024c186"/>
    </style:style>
    <style:style style:name="P49" style:family="paragraph" style:parent-style-name="Standard" style:list-style-name="L8">
      <style:paragraph-properties style:writing-mode="lr-tb"/>
      <style:text-properties officeooo:rsid="0025ef3c" officeooo:paragraph-rsid="0025ef3c"/>
    </style:style>
    <style:style style:name="T1" style:family="text">
      <style:text-properties officeooo:rsid="00179d4d"/>
    </style:style>
    <style:style style:name="T2" style:family="text">
      <style:text-properties officeooo:rsid="00183e50"/>
    </style:style>
    <style:style style:name="T3" style:family="text">
      <style:text-properties officeooo:rsid="001d02f0"/>
    </style:style>
    <style:style style:name="T4" style:family="text">
      <style:text-properties officeooo:rsid="0024c186"/>
    </style:style>
    <style:style style:name="T5" style:family="text">
      <style:text-properties officeooo:rsid="0025ef3c"/>
    </style:style>
    <style:style style:name="T6" style:family="text">
      <style:text-properties officeooo:rsid="002f46ca"/>
    </style:style>
    <style:style style:name="T7" style:family="text">
      <style:text-properties officeooo:rsid="003091d0"/>
    </style:style>
    <style:style style:name="T8" style:family="text">
      <style:text-properties officeooo:rsid="003826e9"/>
    </style:style>
    <style:style style:name="T9" style:family="text">
      <style:text-properties officeooo:rsid="0039e66d"/>
    </style:style>
    <style:style style:name="T10" style:family="text">
      <style:text-properties officeooo:rsid="003a4114"/>
    </style:style>
    <style:style style:name="T11" style:family="text">
      <style:text-properties officeooo:rsid="003e5851"/>
    </style:style>
    <style:style style:name="T12" style:family="text">
      <style:text-properties officeooo:rsid="003f1436"/>
    </style:style>
    <style:style style:name="T13" style:family="text">
      <style:text-properties officeooo:rsid="0041eeb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nya <text:span text:style-name="T3">- (INTJ)</text:span></text:p>
      <text:list xml:id="list1075105338976663374" text:style-name="L1">
        <text:list-item>
          <text:p text:style-name="P13">Russian Swordmaster</text:p>
        </text:list-item>
        <text:list-item>
          <text:p text:style-name="P13">Bitter Love</text:p>
        </text:list-item>
        <text:list-item>
          <text:p text:style-name="P16">Planner</text:p>
        </text:list-item>
        <text:list-item>
          <text:p text:style-name="P18">Melancholic <text:span text:style-name="T10">and Sadistic</text:span></text:p>
        </text:list-item>
        <text:list-item>
          <text:p text:style-name="P19">Strong Libido.</text:p>
        </text:list-item>
        <text:list-item>
          <text:p text:style-name="P20">Foil?</text:p>
        </text:list-item>
        <text:list-item>
          <text:p text:style-name="P21"/>
        </text:list-item>
      </text:list>
      <text:p text:style-name="P8"/>
      <text:list xml:id="list8030283825699773705" text:style-name="L2">
        <text:list-item>
          <text:p text:style-name="P47">Uses sword as stand</text:p>
        </text:list-item>
        <text:list-item>
          <text:p text:style-name="P17">Uses Naim’s Map for Planning</text:p>
        </text:list-item>
        <text:list-item>
          <text:p text:style-name="P25">Protects with shields</text:p>
        </text:list-item>
      </text:list>
      <text:p text:style-name="P8"/>
      <text:p text:style-name="P1"/>
      <text:p text:style-name="P1">Nathan <text:span text:style-name="T3">- </text:span></text:p>
      <text:list xml:id="list1773474673193904633" text:style-name="L3">
        <text:list-item>
          <text:p text:style-name="P27">The Leader</text:p>
        </text:list-item>
        <text:list-item>
          <text:p text:style-name="P27">Good at Social Skills</text:p>
        </text:list-item>
        <text:list-item>
          <text:p text:style-name="P27">Jack of All Trades master of none (besides social skills)</text:p>
        </text:list-item>
        <text:list-item>
          <text:p text:style-name="P28">Starts Talenians from suspicioun of superpower’s <text:span text:style-name="T11">righteousness</text:span></text:p>
        </text:list-item>
      </text:list>
      <text:p text:style-name="P6"/>
      <text:list xml:id="list6012201624891583620" text:style-name="L4">
        <text:list-item>
          <text:p text:style-name="P29">Accepting Quests</text:p>
        </text:list-item>
        <text:list-item>
          <text:p text:style-name="P29">Solving Quarrels</text:p>
        </text:list-item>
        <text:list-item>
          <text:p text:style-name="P29">Making people happier.</text:p>
        </text:list-item>
        <text:list-item>
          <text:p text:style-name="P29">Restoring health and motivation</text:p>
        </text:list-item>
      </text:list>
      <text:p text:style-name="P10"/>
      <text:p text:style-name="P5"/>
      <text:p text:style-name="P8">Hajime - </text:p>
      <text:list xml:id="list8131981912544954657" text:style-name="L5">
        <text:list-item>
          <text:p text:style-name="P14">Social Manipulator</text:p>
        </text:list-item>
        <text:list-item>
          <text:p text:style-name="P14">Argues a lot with Nathan about whether it is fair to abuse society</text:p>
        </text:list-item>
        <text:list-item>
          <text:p text:style-name="P30">Only in the Talenians because <text:span text:style-name="T9">of his hatred to Superpower</text:span></text:p>
        </text:list-item>
        <text:list-item>
          <text:p text:style-name="P31">Helps by awakening covered feelings like a psychologis<text:span text:style-name="T12">t</text:span>.</text:p>
        </text:list-item>
      </text:list>
      <text:p text:style-name="P8"/>
      <text:list xml:id="list5394919493370792956" text:style-name="L6">
        <text:list-item>
          <text:p text:style-name="P32">Pickpocketer</text:p>
        </text:list-item>
        <text:list-item>
          <text:p text:style-name="P33">Insults</text:p>
        </text:list-item>
        <text:list-item>
          <text:p text:style-name="P34">Makes Other people do his bidding and puts them into quarrels</text:p>
        </text:list-item>
        <text:list-item>
          <text:p text:style-name="P34">Has a cat to convince people (Naim is ailurophobic)</text:p>
        </text:list-item>
      </text:list>
      <text:p text:style-name="P8"/>
      <text:p text:style-name="P8"/>
      <text:p text:style-name="P1"/>
      <text:p text:style-name="P1">Naim - <text:s/><text:span text:style-name="T7">(ISTP)</text:span></text:p>
      <text:list xml:id="list1037511063669511536" text:style-name="L7">
        <text:list-item>
          <text:p text:style-name="P35">Math, <text:span text:style-name="T5">Computing</text:span> and Physics prodigy</text:p>
        </text:list-item>
        <text:list-item>
          <text:p text:style-name="P35">Very bad at social skills, <text:span text:style-name="T1">doesn’t understand society</text:span></text:p>
        </text:list-item>
        <text:list-item>
          <text:p text:style-name="P35">Autistic?</text:p>
        </text:list-item>
        <text:list-item>
          <text:p text:style-name="P36">Tries to Logic <text:span text:style-name="T2">society</text:span> and fails</text:p>
        </text:list-item>
        <text:list-item>
          <text:p text:style-name="P37">feels Indeibted to society.</text:p>
        </text:list-item>
        <text:list-item>
          <text:p text:style-name="P37">Ex Muslim Arab</text:p>
        </text:list-item>
      </text:list>
      <text:p text:style-name="P7"/>
      <text:list xml:id="list1631167749651476088" text:style-name="L8">
        <text:list-item>
          <text:p text:style-name="P15">can map out the area he walks in. <text:span text:style-name="T4">and puzzles he encounters</text:span></text:p>
        </text:list-item>
        <text:list-item>
          <text:p text:style-name="P48">Gives puzzle hints</text:p>
        </text:list-item>
        <text:list-item>
          <text:p text:style-name="P49"><text:soft-page-break/>Drone Simmiliar to the skyward sword beetle.</text:p>
        </text:list-item>
      </text:list>
      <text:p text:style-name="P2"/>
      <text:p text:style-name="P2"/>
      <text:p text:style-name="P3">Luna - </text:p>
      <text:list xml:id="list8757971204508351465" text:style-name="L9">
        <text:list-item>
          <text:p text:style-name="P38">Belongs to a race of mages who can use magic but inferior at everything else</text:p>
        </text:list-item>
        <text:list-item>
          <text:p text:style-name="P38">Luna wants to meld into human society.</text:p>
        </text:list-item>
        <text:list-item>
          <text:p text:style-name="P39">Telekenisis <text:span text:style-name="T8">(worst ability according to mages, not according to talenians)</text:span></text:p>
        </text:list-item>
        <text:list-item>
          <text:p text:style-name="P40">Feels worse than human, hate humans jealous of magic because of how inferior she is to humans and mages</text:p>
        </text:list-item>
      </text:list>
      <text:p text:style-name="P9"/>
      <text:list xml:id="list5423608327308860312" text:style-name="L10">
        <text:list-item>
          <text:p text:style-name="P41">bring platforms closer</text:p>
        </text:list-item>
        <text:list-item>
          <text:p text:style-name="P22">orients platforms correctly</text:p>
        </text:list-item>
        <text:list-item>
          <text:p text:style-name="P26">Picks up stuff for others.</text:p>
        </text:list-item>
        <text:list-item>
          <text:p text:style-name="P26">Buffs </text:p>
        </text:list-item>
        <text:list-item>
          <text:p text:style-name="P42">Floats</text:p>
        </text:list-item>
        <text:list-item>
          <text:p text:style-name="P26">Heats and Cools by moving parcticles and zaps by moving electrons</text:p>
        </text:list-item>
      </text:list>
      <text:p text:style-name="P3"/>
      <text:p text:style-name="P4">Lea - </text:p>
      <text:list xml:id="list5083654835423545101" text:style-name="L11">
        <text:list-item>
          <text:p text:style-name="P43">A Girl with a lot of ingenuity</text:p>
        </text:list-item>
        <text:list-item>
          <text:p text:style-name="P44">Unmotivated</text:p>
        </text:list-item>
        <text:list-item>
          <text:p text:style-name="P44">Feels Like her skill is fake</text:p>
        </text:list-item>
        <text:list-item>
          <text:p text:style-name="P23">Society thinks she has no skill because she never got a grade</text:p>
        </text:list-item>
        <text:list-item>
          <text:p text:style-name="P45">Hates Society, <text:span text:style-name="T13">Bullied</text:span></text:p>
        </text:list-item>
      </text:list>
      <text:p text:style-name="P12"/>
      <text:list xml:id="list4397229392521910626" text:style-name="L12">
        <text:list-item>
          <text:p text:style-name="P24">Item drops</text:p>
        </text:list-item>
        <text:list-item>
          <text:p text:style-name="P24">fixes Naim’s drone <text:span text:style-name="T6">and Sonya’s sword</text:span> with scrap </text:p>
        </text:list-item>
        <text:list-item>
          <text:p text:style-name="P46">Bouncy Ball Trick Shots</text:p>
        </text:list-item>
        <text:list-item>
          <text:p text:style-name="P46"/>
        </text:list-item>
      </text:list>
      <text:p text:style-name="P5"/>
      <text:p text:style-name="P5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7T16:57:27.858000000</meta:creation-date>
    <dc:date>2017-09-23T22:38:03.608000000</dc:date>
    <meta:editing-duration>P1DT10H56M41S</meta:editing-duration>
    <meta:editing-cycles>42</meta:editing-cycles>
    <meta:generator>LibreOffice/5.2.4.2$Windows_x86 LibreOffice_project/3d5603e1122f0f102b62521720ab13a38a4e0eb0</meta:generator>
    <meta:document-statistic meta:table-count="0" meta:image-count="0" meta:object-count="0" meta:page-count="2" meta:paragraph-count="60" meta:word-count="347" meta:character-count="1815" meta:non-whitespace-character-count="1573"/>
  </office:meta>
</office:document-meta>
</file>